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47b8b8" draw:textarea-horizontal-align="center" draw:textarea-vertical-align="middle"/>
    </style:style>
    <style:style style:name="gr5" style:family="graphic" style:parent-style-name="standard">
      <style:graphic-properties draw:fill="solid" draw:fill-color="#ff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Fine_20_Dashed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e6e64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cm" svg:height="1.5cm" svg:x="13cm" svg:y="3.5cm">
          <text:p text:style-name="P1">Reactionner-bkp</text:p>
        </draw:rect>
        <draw:custom-shape draw:style-name="gr2" draw:text-style-name="P1" draw:layer="layout" svg:width="1.5cm" svg:height="1.5cm" svg:x="3.345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4.155cm" svg:height="0.963cm" svg:x="4.845cm" svg:y="1.537cm">
          <draw:text-box>
            <text:p>(happy) User</text:p>
          </draw:text-box>
        </draw:frame>
        <draw:rect draw:style-name="gr4" draw:text-style-name="P1" draw:layer="layout" svg:width="4cm" svg:height="2cm" svg:x="2.5cm" svg:y="6.5cm">
          <text:p text:style-name="P1">Arbiter</text:p>
        </draw:rect>
        <draw:frame draw:style-name="gr3" draw:layer="layout" svg:width="5.535cm" svg:height="0.963cm" svg:x="2.5cm" svg:y="4.5cm">
          <draw:text-box>
            <text:p>nagios.cmd (pipe)</text:p>
          </draw:text-box>
        </draw:frame>
        <draw:rect draw:style-name="gr5" draw:text-style-name="P1" draw:layer="layout" svg:width="4cm" svg:height="2cm" svg:x="12cm" svg:y="9.5cm">
          <text:p text:style-name="P1">Scheduler 1</text:p>
        </draw:rect>
        <draw:rect draw:style-name="gr5" draw:text-style-name="P1" draw:layer="layout" svg:width="4cm" svg:height="2cm" svg:x="16.5cm" svg:y="9.5cm">
          <text:p text:style-name="P1">Scheduler 2</text:p>
        </draw:rect>
        <draw:rect draw:style-name="gr5" draw:text-style-name="P1" draw:layer="layout" svg:width="4cm" svg:height="2cm" svg:x="23.5cm" svg:y="9.5cm">
          <text:p text:style-name="P1">Scheduler N</text:p>
        </draw:rect>
        <draw:rect draw:style-name="gr1" draw:text-style-name="P1" draw:layer="layout" svg:width="4.5cm" svg:height="1.5cm" svg:x="10.5cm" svg:y="4.5cm">
          <text:p text:style-name="P1">Reactionner</text:p>
        </draw:rect>
        <draw:rect draw:style-name="gr6" draw:text-style-name="P2" draw:layer="layout" svg:width="2cm" svg:height="1.5cm" svg:x="10.5cm" svg:y="14cm">
          <text:p text:style-name="P1"><text:span text:style-name="T1">Poller 1-1</text:span></text:p>
        </draw:rect>
        <draw:rect draw:style-name="gr6" draw:text-style-name="P2" draw:layer="layout" svg:width="2cm" svg:height="1.5cm" svg:x="13cm" svg:y="14cm">
          <text:p text:style-name="P1"><text:span text:style-name="T1">Poller 1-2</text:span></text:p>
        </draw:rect>
        <draw:rect draw:style-name="gr6" draw:text-style-name="P2" draw:layer="layout" svg:width="2cm" svg:height="1.5cm" svg:x="15.5cm" svg:y="14cm">
          <text:p text:style-name="P1"><text:span text:style-name="T1">Poller 1-3</text:span></text:p>
        </draw:rect>
        <draw:rect draw:style-name="gr6" draw:text-style-name="P2" draw:layer="layout" svg:width="2cm" svg:height="1.5cm" svg:x="18.5cm" svg:y="14cm">
          <text:p text:style-name="P1"><text:span text:style-name="T1">Poller 2-1</text:span></text:p>
        </draw:rect>
        <draw:rect draw:style-name="gr6" draw:text-style-name="P2" draw:layer="layout" svg:width="2cm" svg:height="1.5cm" svg:x="21cm" svg:y="14cm">
          <text:p text:style-name="P1"><text:span text:style-name="T1">Poller 2-2</text:span></text:p>
        </draw:rect>
        <draw:frame draw:style-name="gr3" draw:layer="layout" svg:width="1.391cm" svg:height="0.963cm" svg:x="23.609cm" svg:y="14.5cm">
          <draw:text-box>
            <text:p>[...]</text:p>
          </draw:text-box>
        </draw:frame>
        <draw:line draw:style-name="gr7" draw:text-style-name="P1" draw:layer="layout" svg:x1="11.5cm" svg:y1="14cm" svg:x2="13.5cm" svg:y2="11.5cm">
          <text:p/>
        </draw:line>
        <draw:line draw:style-name="gr7" draw:text-style-name="P1" draw:layer="layout" svg:x1="14cm" svg:y1="14cm" svg:x2="13.5cm" svg:y2="11.5cm">
          <text:p/>
        </draw:line>
        <draw:line draw:style-name="gr7" draw:text-style-name="P1" draw:layer="layout" svg:x1="16.5cm" svg:y1="14cm" svg:x2="13.5cm" svg:y2="11.5cm">
          <text:p/>
        </draw:line>
        <draw:line draw:style-name="gr7" draw:text-style-name="P1" draw:layer="layout" svg:x1="19.5cm" svg:y1="14cm" svg:x2="18.5cm" svg:y2="11.5cm">
          <text:p/>
        </draw:line>
        <draw:line draw:style-name="gr7" draw:text-style-name="P1" draw:layer="layout" svg:x1="21.5cm" svg:y1="14cm" svg:x2="18.5cm" svg:y2="11.5cm">
          <text:p/>
        </draw:line>
        <draw:frame draw:style-name="gr3" draw:text-style-name="P3" draw:layer="layout" svg:width="6.996cm" svg:height="0.806cm" svg:x="20.5cm" svg:y="12.5cm">
          <draw:text-box>
            <text:p><text:span text:style-name="T2">Get checks and return results</text:span></text:p>
          </draw:text-box>
        </draw:frame>
        <draw:line draw:style-name="gr7" draw:text-style-name="P1" draw:layer="layout" svg:x1="13cm" svg:y1="6cm" svg:x2="14cm" svg:y2="9.5cm">
          <text:p/>
        </draw:line>
        <draw:line draw:style-name="gr7" draw:text-style-name="P1" draw:layer="layout" svg:x1="13cm" svg:y1="6cm" svg:x2="18.5cm" svg:y2="9.5cm">
          <text:p/>
        </draw:line>
        <draw:line draw:style-name="gr7" draw:text-style-name="P1" draw:layer="layout" svg:x1="13cm" svg:y1="6cm" svg:x2="25.5cm" svg:y2="9.5cm">
          <text:p/>
        </draw:line>
        <draw:line draw:style-name="gr7" draw:text-style-name="P1" draw:layer="layout" svg:x1="15.5cm" svg:y1="5cm" svg:x2="15cm" svg:y2="6cm">
          <text:p/>
        </draw:line>
        <draw:frame draw:style-name="gr3" draw:text-style-name="P4" draw:layer="layout" svg:width="3.186cm" svg:height="0.725cm" svg:x="15.5cm" svg:y="5cm">
          <draw:text-box>
            <text:p><text:span text:style-name="T1">Are you alive?</text:span></text:p>
          </draw:text-box>
        </draw:frame>
        <draw:line draw:style-name="gr7" draw:text-style-name="P1" draw:layer="layout" svg:x1="4cm" svg:y1="3.5cm" svg:x2="4cm" svg:y2="4.5cm">
          <text:p/>
        </draw:line>
        <draw:frame draw:style-name="gr3" draw:text-style-name="P4" draw:layer="layout" svg:width="2.691cm" svg:height="0.725cm" svg:x="4cm" svg:y="3.5cm">
          <draw:text-box>
            <text:p><text:span text:style-name="T1">Give orders</text:span></text:p>
          </draw:text-box>
        </draw:frame>
        <draw:line draw:style-name="gr7" draw:text-style-name="P1" draw:layer="layout" svg:x1="4cm" svg:y1="6.5cm" svg:x2="4cm" svg:y2="5.5cm">
          <text:p/>
        </draw:line>
        <draw:frame draw:style-name="gr3" draw:text-style-name="P4" draw:layer="layout" svg:width="2.839cm" svg:height="0.725cm" svg:x="4cm" svg:y="5.5cm">
          <draw:text-box>
            <text:p><text:span text:style-name="T1">Read orders</text:span></text:p>
          </draw:text-box>
        </draw:frame>
        <draw:line draw:style-name="gr8" draw:text-style-name="P1" draw:layer="layout" svg:x1="11.5cm" svg:y1="4.5cm" svg:x2="11.5cm" svg:y2="2.5cm">
          <text:p/>
        </draw:line>
        <draw:frame draw:style-name="gr3" draw:text-style-name="P4" draw:layer="layout" svg:width="4.892cm" svg:height="1.199cm" svg:x="10cm" svg:y="1.55cm">
          <draw:text-box>
            <text:p><text:span text:style-name="T1">Send mail, fill RSS, </text:span></text:p>
            <text:p><text:span text:style-name="T1">raise event handler, etc</text:span></text:p>
          </draw:text-box>
        </draw:frame>
        <draw:frame draw:style-name="gr3" draw:text-style-name="P3" draw:layer="layout" svg:width="9.828cm" svg:height="0.806cm" svg:x="10.672cm" svg:y="7.694cm">
          <draw:text-box>
            <text:p><text:span text:style-name="T2">Get actions (notifications or event handler)</text:span></text:p>
          </draw:text-box>
        </draw:frame>
        <draw:line draw:style-name="gr8" draw:text-style-name="P1" draw:layer="layout" svg:x1="11.5cm" svg:y1="15.5cm" svg:x2="11.5cm" svg:y2="17cm">
          <text:p/>
        </draw:line>
        <draw:frame draw:style-name="gr3" draw:text-style-name="P4" draw:layer="layout" svg:width="11.581cm" svg:height="0.725cm" svg:x="10cm" svg:y="17cm">
          <draw:text-box>
            <text:p><text:span text:style-name="T1">Launch nagios plugins (ex: check_tcp -H mail-server -p 25)</text:span></text:p>
          </draw:text-box>
        </draw:frame>
        <draw:line draw:style-name="gr8" draw:text-style-name="P1" draw:layer="layout" svg:x1="3cm" svg:y1="8.5cm" svg:x2="3cm" svg:y2="10cm">
          <text:p/>
        </draw:line>
        <draw:ellipse draw:style-name="gr6" draw:text-style-name="P1" draw:layer="layout" svg:width="3cm" svg:height="2cm" svg:x="1.5cm" svg:y="10cm">
          <text:p text:style-name="P1">conf</text:p>
        </draw:ellipse>
        <draw:ellipse draw:style-name="gr6" draw:text-style-name="P2" draw:layer="layout" svg:width="1.5cm" svg:height="1cm" svg:x="2.5cm" svg:y="13.5cm">
          <text:p text:style-name="P1"><text:span text:style-name="T1">Conf part 1</text:span></text:p>
        </draw:ellipse>
        <draw:ellipse draw:style-name="gr6" draw:text-style-name="P2" draw:layer="layout" svg:width="1.5cm" svg:height="1cm" svg:x="3cm" svg:y="14.5cm">
          <text:p text:style-name="P1"><text:span text:style-name="T1">Conf part 2</text:span></text:p>
        </draw:ellipse>
        <draw:ellipse draw:style-name="gr6" draw:text-style-name="P2" draw:layer="layout" svg:width="1.5cm" svg:height="1cm" svg:x="4.5cm" svg:y="16.5cm">
          <text:p text:style-name="P1"><text:span text:style-name="T1">Conf part N</text:span></text:p>
        </draw:ellipse>
        <draw:frame draw:style-name="gr3" draw:text-style-name="P4" draw:layer="layout" svg:width="2.445cm" svg:height="0.725cm" svg:x="3cm" svg:y="8.775cm">
          <draw:text-box>
            <text:p><text:span text:style-name="T1">Read conf</text:span></text:p>
          </draw:text-box>
        </draw:frame>
        <draw:line draw:style-name="gr8" draw:text-style-name="P1" draw:layer="layout" svg:x1="3cm" svg:y1="12cm" svg:x2="3cm" svg:y2="13.5cm">
          <text:p/>
        </draw:line>
        <draw:frame draw:style-name="gr3" draw:text-style-name="P4" draw:layer="layout" svg:width="4.875cm" svg:height="1.199cm" svg:x="2.979cm" svg:y="12cm">
          <draw:text-box>
            <text:p><text:span text:style-name="T1">Auto cut into parts</text:span></text:p>
            <text:p><text:span text:style-name="T1">(number of schedulers)</text:span></text:p>
          </draw:text-box>
        </draw:frame>
        <draw:line draw:style-name="gr8" draw:text-style-name="P1" draw:layer="layout" svg:x1="5cm" svg:y1="15cm" svg:x2="7.5cm" svg:y2="14cm">
          <text:p/>
        </draw:line>
        <draw:frame draw:style-name="gr3" draw:text-style-name="P4" draw:layer="layout" svg:width="2.792cm" svg:height="2.147cm" svg:x="6cm" svg:y="14.353cm">
          <draw:text-box>
            <text:p><text:span text:style-name="T1">Put conf to:</text:span></text:p>
            <text:p><text:span text:style-name="T1">*Schedulers</text:span></text:p>
            <text:p><text:span text:style-name="T1">*Actionners</text:span></text:p>
            <text:p><text:span text:style-name="T1">*Pollers</text:span></text:p>
          </draw:text-box>
        </draw:frame>
        <draw:line draw:style-name="gr9" draw:text-style-name="P1" draw:layer="layout" svg:x1="6.5cm" svg:y1="7.5cm" svg:x2="7cm" svg:y2="7.5cm">
          <text:p/>
        </draw:line>
        <draw:frame draw:style-name="gr3" draw:text-style-name="P4" draw:layer="layout" svg:width="3.029cm" svg:height="1.199cm" svg:x="6.5cm" svg:y="7.801cm">
          <draw:text-box>
            <text:p><text:span text:style-name="T1">Send orders</text:span></text:p>
            <text:p><text:span text:style-name="T1">to schedulers</text:span></text:p>
          </draw:text-box>
        </draw:frame>
        <draw:frame draw:style-name="gr3" draw:text-style-name="P4" draw:layer="layout" svg:width="1.374cm" svg:height="0.725cm" svg:x="11.5cm" svg:y="2.5cm">
          <draw:text-box>
            <text:p><text:span text:style-name="T1">RSS</text:span></text:p>
          </draw:text-box>
        </draw:frame>
        <draw:frame draw:style-name="gr3" draw:text-style-name="P3" draw:layer="layout" svg:width="1.201cm" svg:height="0.806cm" svg:x="3.799cm" svg:y="15.5cm">
          <draw:text-box>
            <text:p><text:span text:style-name="T2">[...]</text:span></text:p>
          </draw:text-box>
        </draw:frame>
        <draw:frame draw:style-name="gr3" draw:text-style-name="P3" draw:layer="layout" svg:width="1.201cm" svg:height="0.806cm" svg:x="21.299cm" svg:y="10.194cm">
          <draw:text-box>
            <text:p><text:span text:style-name="T2">[...]</text:span></text:p>
          </draw:text-box>
        </draw:frame>
        <draw:line draw:style-name="gr8" draw:text-style-name="P1" draw:layer="layout" svg:x1="7cm" svg:y1="7.5cm" svg:x2="9cm" svg:y2="8cm">
          <text:p/>
        </draw:line>
        <draw:line draw:style-name="gr8" draw:text-style-name="P1" draw:layer="layout" svg:x1="7cm" svg:y1="7.5cm" svg:x2="10cm" svg:y2="8cm">
          <text:p/>
        </draw:line>
        <draw:line draw:style-name="gr8" draw:text-style-name="P1" draw:layer="layout" svg:x1="7cm" svg:y1="7.5cm" svg:x2="10cm" svg:y2="8.5cm">
          <text:p/>
        </draw:line>
        <draw:custom-shape draw:style-name="gr2" draw:text-style-name="P1" draw:layer="layout" svg:width="1.5cm" svg:height="1.5cm" svg:x="23cm" svg:y="1.5cm">
          <text:p text:style-name="P1">merlin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0" draw:text-style-name="P1" draw:layer="layout" svg:width="5.5cm" svg:height="1.5cm" svg:x="22.5cm" svg:y="4.45cm">
          <text:p text:style-name="P1">Broker-bkp</text:p>
        </draw:rect>
        <draw:rect draw:style-name="gr10" draw:text-style-name="P1" draw:layer="layout" svg:width="4.5cm" svg:height="1.5cm" svg:x="20cm" svg:y="5.45cm">
          <text:p text:style-name="P1">Broker</text:p>
        </draw:rect>
        <draw:line draw:style-name="gr7" draw:text-style-name="P1" draw:layer="layout" svg:x1="25cm" svg:y1="5.95cm" svg:x2="24.5cm" svg:y2="6.95cm">
          <text:p/>
        </draw:line>
        <draw:frame draw:style-name="gr3" draw:text-style-name="P4" draw:layer="layout" svg:width="3.186cm" svg:height="0.725cm" svg:x="25cm" svg:y="5.95cm">
          <draw:text-box>
            <text:p><text:span text:style-name="T1">Are you alive?</text:span></text:p>
          </draw:text-box>
        </draw:frame>
        <draw:line draw:style-name="gr8" draw:text-style-name="P1" draw:layer="layout" svg:x1="21cm" svg:y1="5.45cm" svg:x2="23.5cm" svg:y2="3cm">
          <text:p/>
        </draw:line>
        <draw:frame draw:style-name="gr3" draw:text-style-name="P4" draw:layer="layout" svg:width="3.122cm" svg:height="0.725cm" svg:x="24.878cm" svg:y="3.5cm">
          <draw:text-box>
            <text:p><text:span text:style-name="T1">Fill databases</text:span></text:p>
          </draw:text-box>
        </draw:frame>
        <draw:custom-shape draw:style-name="gr2" draw:text-style-name="P1" draw:layer="layout" svg:width="1.5cm" svg:height="1.5cm" svg:x="20cm" svg:y="1.5cm">
          <text:p text:style-name="P1">nd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21cm" svg:y1="5.45cm" svg:x2="21cm" svg:y2="3cm">
          <text:p/>
        </draw:line>
        <draw:line draw:style-name="gr7" draw:text-style-name="P1" draw:layer="layout" svg:x1="22cm" svg:y1="7cm" svg:x2="15.5cm" svg:y2="9.5cm">
          <text:p/>
        </draw:line>
        <draw:line draw:style-name="gr7" draw:text-style-name="P1" draw:layer="layout" svg:x1="22cm" svg:y1="7cm" svg:x2="20cm" svg:y2="9.5cm">
          <text:p/>
        </draw:line>
        <draw:line draw:style-name="gr7" draw:text-style-name="P1" draw:layer="layout" svg:x1="22cm" svg:y1="7cm" svg:x2="26cm" svg:y2="9.5cm">
          <text:p/>
        </draw:line>
        <draw:frame draw:style-name="gr3" draw:text-style-name="P3" draw:layer="layout" svg:width="2.771cm" svg:height="0.806cm" svg:x="24.229cm" svg:y="7.5cm">
          <draw:text-box>
            <text:p><text:span text:style-name="T2">Get stat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09-17T16:04:51.30</dc:date>
    <dc:creator>No LUA Thanks.</dc:creator>
    <meta:editing-duration>PT00H41M18S</meta:editing-duration>
    <meta:editing-cycles>13</meta:editing-cycles>
    <meta:generator>OpenOffice.org/3.1$Win32 OpenOffice.org_project/310m11$Build-9399</meta:generator>
    <meta:document-statistic meta:object-count="66"/>
  </office:meta>
</office:document-meta>
</file>